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text-underline-type="single" style:font-name="Times New Roman" fo:font-size="14pt" fo:language="fr" fo:country="FR"/>
    </style:style>
    <style:style style:family="text" style:name="T2" style:display-name="T2">
      <style:text-properties style:font-name="Times New Roman" fo:font-size="14pt" fo:language="fr" fo:country="FR"/>
    </style:style>
    <style:style style:family="paragraph" style:name="P10" style:display-name="P10" style:parent-style-name="Normal">
      <style:paragraph-properties fo:text-align="center"/>
      <style:text-properties fo:font-size="14pt"/>
    </style:style>
    <style:style style:family="paragraph" style:name="P11" style:display-name="P11" style:parent-style-name="Normal">
      <style:paragraph-properties fo:text-align="left"/>
      <style:text-properties fo:font-size="14pt"/>
    </style:style>
    <style:style style:family="paragraph" style:name="P12" style:display-name="P12" style:parent-style-name="Normal">
      <style:paragraph-properties fo:text-align="center"/>
      <style:text-properties style:text-underline-type="single" fo:font-size="14pt"/>
    </style:style>
    <style:style style:family="paragraph" style:name="P13" style:display-name="P13" style:list-style-name="L2">
      <style:paragraph-properties fo:text-align="left" fo:text-indent="0.000000cm" fo:margin-left="0.635000cm" style:writing-mode="lr"/>
      <style:text-properties style:text-underline-type="single" style:font-name="Times New Roman" fo:font-size="14pt" fo:language="fr" fo:country="FR"/>
    </style:style>
    <style:style style:family="paragraph" style:name="P1" style:display-name="P1" style:parent-style-name="Normal">
      <style:paragraph-properties fo:text-align="center" fo:break-before="page"/>
      <style:text-properties fo:font-size="24pt"/>
    </style:style>
    <style:style style:family="paragraph" style:name="P2" style:display-name="P2" style:parent-style-name="Normal">
      <style:paragraph-properties fo:text-align="center"/>
      <style:text-properties fo:font-size="24pt"/>
    </style:style>
    <style:style style:family="paragraph" style:name="P3" style:display-name="P3" style:parent-style-name="Normal">
      <style:paragraph-properties fo:text-align="left"/>
      <style:text-properties style:text-underline-type="single" fo:font-size="16pt" fo:font-weight="bold"/>
    </style:style>
    <style:style style:family="paragraph" style:name="P4" style:display-name="P4" style:parent-style-name="Normal">
      <style:paragraph-properties fo:text-align="left"/>
      <style:text-properties style:text-underline-type="single" fo:font-size="16pt"/>
    </style:style>
    <style:style style:family="paragraph" style:name="P5" style:display-name="P5" style:parent-style-name="Normal">
      <style:paragraph-properties fo:text-align="left"/>
      <style:text-properties fo:font-size="16pt"/>
    </style:style>
    <style:style style:family="paragraph" style:name="P6" style:display-name="P6" style:parent-style-name="Normal">
      <style:paragraph-properties fo:text-align="left" fo:break-before="page"/>
      <style:text-properties fo:font-size="16pt"/>
    </style:style>
    <style:style style:family="paragraph" style:name="P7" style:display-name="P7">
      <style:paragraph-properties fo:break-before="page"/>
    </style:style>
    <style:style style:family="paragraph" style:name="P8" style:display-name="P8" style:list-style-name="L1">
      <style:paragraph-properties fo:text-align="left" fo:text-indent="0.000000cm" fo:margin-left="0.635000cm" style:writing-mode="lr"/>
      <style:text-properties style:text-underline-type="single" style:font-name="Times New Roman" fo:font-size="16pt" fo:language="fr" fo:country="FR"/>
    </style:style>
    <style:style style:family="paragraph" style:name="P9" style:display-name="P9" style:parent-style-name="Normal">
      <style:paragraph-properties fo:text-align="center" fo:break-before="page"/>
      <style:text-properties fo:font-size="14pt"/>
    </style:style>
    <style:style style:family="section" style:name="Sect1" style:display-name="Sect1"/>
    <style:style style:family="table" style:name="Table3" style:display-name="Table3">
      <style:table-properties style:width="17.001000cm" table:align="left"/>
    </style:style>
    <style:style style:family="table" style:name="Table1" style:display-name="Table1">
      <style:table-properties style:width="17.009000cm" table:align="margins" fo:margin-left="0cm"/>
    </style:style>
    <style:style style:family="table" style:name="Table2" style:display-name="Table2">
      <style:table-properties style:width="17.001000cm" table:align="left"/>
    </style:style>
    <style:style style:family="table-column" style:name="Table1-col1" style:display-name="Table1.col1">
      <style:table-column-properties style:column-width="4.221cm" style:rel-column-width="16263*"/>
    </style:style>
    <style:style style:family="table-column" style:name="Table1-col2" style:display-name="Table1.col2">
      <style:table-column-properties style:column-width="5.826cm" style:rel-column-width="22447*"/>
    </style:style>
    <style:style style:family="table-column" style:name="Table1-col3" style:display-name="Table1.col3">
      <style:table-column-properties style:column-width="6.962cm" style:rel-column-width="26825*"/>
    </style:style>
    <style:style style:family="table-column" style:name="Table3-col1" style:display-name="Table3.col1">
      <style:table-column-properties style:column-width="5.667cm" style:rel-column-width="21845*"/>
    </style:style>
    <style:style style:family="table-column" style:name="Table3-col2" style:display-name="Table3.col2">
      <style:table-column-properties style:column-width="5.667cm" style:rel-column-width="21845*"/>
    </style:style>
    <style:style style:family="table-column" style:name="Table3-col3" style:display-name="Table3.col3">
      <style:table-column-properties style:column-width="5.667cm" style:rel-column-width="21845*"/>
    </style:style>
    <style:style style:family="table-column" style:name="Table2-col1" style:display-name="Table2.col1">
      <style:table-column-properties style:column-width="5.667cm" style:rel-column-width="21845*"/>
    </style:style>
    <style:style style:family="table-column" style:name="Table2-col2" style:display-name="Table2.col2">
      <style:table-column-properties style:column-width="5.667cm" style:rel-column-width="21845*"/>
    </style:style>
    <style:style style:family="table-column" style:name="Table2-col3" style:display-name="Table2.col3">
      <style:table-column-properties style:column-width="5.667cm" style:rel-column-width="21845*"/>
    </style:style>
    <style:style style:family="table-cell" style:name="Table3-col3-row3" style:display-name="Table3_col3_row3">
      <style:table-cell-properties style:vertical-align="top" fo:border-left="0.002cm solid #000000" fo:border-right="0.002cm solid #000000" fo:border-top="0.72pt solid #000000" fo:border-bottom="0.002cm solid #000000"/>
    </style:style>
    <style:style style:family="table-cell" style:name="Table2-col1-row3" style:display-name="Table2_col1_row3">
      <style:table-cell-properties style:vertical-align="top" fo:border-left="0.002cm solid #000000" fo:border-right="0.72pt solid #000000" fo:border-top="0.72pt solid #000000" fo:border-bottom="0.002cm solid #000000"/>
    </style:style>
    <style:style style:family="table-cell" style:name="Table2-col1-row4" style:display-name="Table2_col1_row4">
      <style:table-cell-properties style:vertical-align="top" fo:border-left="0.002cm solid #000000" fo:border-right="0.72pt solid #000000" fo:border-top="0.72pt solid #000000" fo:border-bottom="0.002cm solid #000000"/>
    </style:style>
    <style:style style:family="table-cell" style:name="Table1-col1-row2" style:display-name="Table1_col1_row2">
      <style:table-cell-properties style:vertical-align="top" fo:border-left="0.002cm solid #000000" fo:border-right="0.72pt solid #000000" fo:border-top="0.72pt solid #000000" fo:border-bottom="0.002cm solid #000000"/>
    </style:style>
    <style:style style:family="table-cell" style:name="Table1-col1-row1" style:display-name="Table1_col1_row1">
      <style:table-cell-properties style:vertical-align="top" fo:border-left="0.002cm solid #000000" fo:border-right="0.72pt solid #000000" fo:border-top="0.002cm solid #000000" fo:border-bottom="0.002cm solid #000000"/>
    </style:style>
    <style:style style:family="table-cell" style:name="Table3-col3-row4" style:display-name="Table3_col3_row4">
      <style:table-cell-properties style:vertical-align="top" fo:border-left="0.002cm solid #000000" fo:border-right="0.002cm solid #000000" fo:border-top="0.72pt solid #000000" fo:border-bottom="0.002cm solid #000000"/>
    </style:style>
    <style:style style:family="table-cell" style:name="Table1-col3-row1" style:display-name="Table1_col3_row1">
      <style:table-cell-properties style:vertical-align="top" fo:border-left="0.002cm solid #000000" fo:border-right="0.002cm solid #000000" fo:border-top="0.002cm solid #000000" fo:border-bottom="0.002cm solid #000000"/>
    </style:style>
    <style:style style:family="table-cell" style:name="Table1-col1-row3" style:display-name="Table1_col1_row3">
      <style:table-cell-properties style:vertical-align="top" fo:border-left="0.002cm solid #000000" fo:border-right="0.72pt solid #000000" fo:border-top="0.72pt solid #000000" fo:border-bottom="0.002cm solid #000000"/>
    </style:style>
    <style:style style:family="table-cell" style:name="Table1-col3-row3" style:display-name="Table1_col3_row3">
      <style:table-cell-properties style:vertical-align="top" fo:border-left="0.002cm solid #000000" fo:border-right="0.002cm solid #000000" fo:border-top="0.72pt solid #000000" fo:border-bottom="0.002cm solid #000000"/>
    </style:style>
    <style:style style:family="table-cell" style:name="Table3-col2-row1" style:display-name="Table3_col2_row1">
      <style:table-cell-properties style:vertical-align="top" fo:border-left="0.002cm solid #000000" fo:border-right="0.72pt solid #000000" fo:border-top="0.002cm solid #000000" fo:border-bottom="0.002cm solid #000000"/>
    </style:style>
    <style:style style:family="table-cell" style:name="Table3-col2-row2" style:display-name="Table3_col2_row2">
      <style:table-cell-properties style:vertical-align="top" fo:border-left="0.002cm solid #000000" fo:border-right="0.72pt solid #000000" fo:border-top="0.72pt solid #000000" fo:border-bottom="0.002cm solid #000000"/>
    </style:style>
    <style:style style:family="table-cell" style:name="Table3-col2-row3" style:display-name="Table3_col2_row3">
      <style:table-cell-properties style:vertical-align="top" fo:border-left="0.002cm solid #000000" fo:border-right="0.72pt solid #000000" fo:border-top="0.72pt solid #000000" fo:border-bottom="0.002cm solid #000000"/>
    </style:style>
    <style:style style:family="table-cell" style:name="Table3-col2-row4" style:display-name="Table3_col2_row4">
      <style:table-cell-properties style:vertical-align="top" fo:border-left="0.002cm solid #000000" fo:border-right="0.72pt solid #000000" fo:border-top="0.72pt solid #000000" fo:border-bottom="0.002cm solid #000000"/>
    </style:style>
    <style:style style:family="table-cell" style:name="Table3-col1-row1" style:display-name="Table3_col1_row1">
      <style:table-cell-properties style:vertical-align="top" fo:border-left="0.002cm solid #000000" fo:border-right="0.72pt solid #000000" fo:border-top="0.002cm solid #000000" fo:border-bottom="0.002cm solid #000000"/>
    </style:style>
    <style:style style:family="table-cell" style:name="Table3-col1-row2" style:display-name="Table3_col1_row2">
      <style:table-cell-properties style:vertical-align="top" fo:border-left="0.002cm solid #000000" fo:border-right="0.72pt solid #000000" fo:border-top="0.72pt solid #000000" fo:border-bottom="0.002cm solid #000000"/>
    </style:style>
    <style:style style:family="table-cell" style:name="Table3-col1-row3" style:display-name="Table3_col1_row3">
      <style:table-cell-properties style:vertical-align="top" fo:border-left="0.002cm solid #000000" fo:border-right="0.72pt solid #000000" fo:border-top="0.72pt solid #000000" fo:border-bottom="0.002cm solid #000000"/>
    </style:style>
    <style:style style:family="table-cell" style:name="Table3-col1-row4" style:display-name="Table3_col1_row4">
      <style:table-cell-properties style:vertical-align="top" fo:border-left="0.002cm solid #000000" fo:border-right="0.72pt solid #000000" fo:border-top="0.72pt solid #000000" fo:border-bottom="0.002cm solid #000000"/>
    </style:style>
    <style:style style:family="table-cell" style:name="Table2-col3-row1" style:display-name="Table2_col3_row1">
      <style:table-cell-properties style:vertical-align="top" fo:border-left="0.002cm solid #000000" fo:border-right="0.002cm solid #000000" fo:border-top="0.002cm solid #000000" fo:border-bottom="0.002cm solid #000000"/>
    </style:style>
    <style:style style:family="table-cell" style:name="Table2-col3-row2" style:display-name="Table2_col3_row2">
      <style:table-cell-properties style:vertical-align="top" fo:border-left="0.002cm solid #000000" fo:border-right="0.002cm solid #000000" fo:border-top="0.72pt solid #000000" fo:border-bottom="0.002cm solid #000000"/>
    </style:style>
    <style:style style:family="table-cell" style:name="Table2-col3-row3" style:display-name="Table2_col3_row3">
      <style:table-cell-properties style:vertical-align="top" fo:border-left="0.002cm solid #000000" fo:border-right="0.002cm solid #000000" fo:border-top="0.72pt solid #000000" fo:border-bottom="0.002cm solid #000000"/>
    </style:style>
    <style:style style:family="table-cell" style:name="Table2-col3-row4" style:display-name="Table2_col3_row4">
      <style:table-cell-properties style:vertical-align="top" fo:border-left="0.002cm solid #000000" fo:border-right="0.002cm solid #000000" fo:border-top="0.72pt solid #000000" fo:border-bottom="0.002cm solid #000000"/>
    </style:style>
    <style:style style:family="table-cell" style:name="Table1-col3-row2" style:display-name="Table1_col3_row2">
      <style:table-cell-properties style:vertical-align="top" fo:border-left="0.002cm solid #000000" fo:border-right="0.002cm solid #000000" fo:border-top="0.72pt solid #000000" fo:border-bottom="0.002cm solid #000000"/>
    </style:style>
    <style:style style:family="table-cell" style:name="Table1-col2-row1" style:display-name="Table1_col2_row1">
      <style:table-cell-properties style:vertical-align="top" fo:border-left="0.002cm solid #000000" fo:border-right="0.72pt solid #000000" fo:border-top="0.002cm solid #000000" fo:border-bottom="0.002cm solid #000000"/>
    </style:style>
    <style:style style:family="table-cell" style:name="Table2-col2-row1" style:display-name="Table2_col2_row1">
      <style:table-cell-properties style:vertical-align="top" fo:border-left="0.002cm solid #000000" fo:border-right="0.72pt solid #000000" fo:border-top="0.002cm solid #000000" fo:border-bottom="0.002cm solid #000000"/>
    </style:style>
    <style:style style:family="table-cell" style:name="Table2-col2-row2" style:display-name="Table2_col2_row2">
      <style:table-cell-properties style:vertical-align="top" fo:border-left="0.002cm solid #000000" fo:border-right="0.72pt solid #000000" fo:border-top="0.72pt solid #000000" fo:border-bottom="0.002cm solid #000000"/>
    </style:style>
    <style:style style:family="table-cell" style:name="Table2-col2-row3" style:display-name="Table2_col2_row3">
      <style:table-cell-properties style:vertical-align="top" fo:border-left="0.002cm solid #000000" fo:border-right="0.72pt solid #000000" fo:border-top="0.72pt solid #000000" fo:border-bottom="0.002cm solid #000000"/>
    </style:style>
    <style:style style:family="table-cell" style:name="Table2-col2-row4" style:display-name="Table2_col2_row4">
      <style:table-cell-properties style:vertical-align="top" fo:border-left="0.002cm solid #000000" fo:border-right="0.72pt solid #000000" fo:border-top="0.72pt solid #000000" fo:border-bottom="0.002cm solid #000000"/>
    </style:style>
    <style:style style:family="table-cell" style:name="Table1-col2-row2" style:display-name="Table1_col2_row2">
      <style:table-cell-properties style:vertical-align="top" fo:border-left="0.002cm solid #000000" fo:border-right="0.72pt solid #000000" fo:border-top="0.72pt solid #000000" fo:border-bottom="0.002cm solid #000000"/>
    </style:style>
    <style:style style:family="table-cell" style:name="Table1-col2-row3" style:display-name="Table1_col2_row3">
      <style:table-cell-properties style:vertical-align="top" fo:border-left="0.002cm solid #000000" fo:border-right="0.72pt solid #000000" fo:border-top="0.72pt solid #000000" fo:border-bottom="0.002cm solid #000000"/>
    </style:style>
    <style:style style:family="table-cell" style:name="Table3-col3-row1" style:display-name="Table3_col3_row1">
      <style:table-cell-properties style:vertical-align="top" fo:border-left="0.002cm solid #000000" fo:border-right="0.002cm solid #000000" fo:border-top="0.002cm solid #000000" fo:border-bottom="0.002cm solid #000000"/>
    </style:style>
    <style:style style:family="table-cell" style:name="Table2-col1-row2" style:display-name="Table2_col1_row2">
      <style:table-cell-properties style:vertical-align="top" fo:border-left="0.002cm solid #000000" fo:border-right="0.72pt solid #000000" fo:border-top="0.72pt solid #000000" fo:border-bottom="0.002cm solid #000000"/>
    </style:style>
    <style:style style:family="table-cell" style:name="Table2-col1-row1" style:display-name="Table2_col1_row1">
      <style:table-cell-properties style:vertical-align="top" fo:border-left="0.002cm solid #000000" fo:border-right="0.72pt solid #000000" fo:border-top="0.002cm solid #000000" fo:border-bottom="0.002cm solid #000000"/>
    </style:style>
    <style:style style:family="table-cell" style:name="Table3-col3-row2" style:display-name="Table3_col3_row2">
      <style:table-cell-properties style:vertical-align="top" fo:border-left="0.002cm solid #000000" fo:border-right="0.002cm solid #000000" fo:border-top="0.72pt solid #000000" fo:border-bottom="0.002cm solid #000000"/>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number text:level="1" style:num-format="1">
        <style:list-level-properties fo:text-indent="0.000000cm" text:space-before="0cm" text:min-label-width="0.635000cm" fo:margin-left="0.635000cm"/>
      </text:list-level-style-number>
    </text:list-style>
    <text:list-style style:name="L2">
      <text:list-level-style-number text:level="1" style:num-format="1">
        <style:list-level-properties fo:text-indent="0.000000cm" text:space-before="0cm" text:min-label-width="0.635000cm" fo:margin-left="0.635000cm"/>
      </text:list-level-style-number>
    </text:list-style>
  </office:automatic-styles>
  <office:body>
    <office:text>
      <text:section text:style-name="Sect1" text:name="Section1">
        <text:p text:style-name="P1">Albateau</text:p>
        <text:p text:style-name="P2"/>
        <text:p text:style-name="P3">Proposer et comparer des principes de solutions pour assurer le tracer de la carte en 3D.</text:p>
        <text:p text:style-name="P4"/>
        <text:p text:style-name="P4"/>
        <text:p text:style-name="P4">Principe de la carte :</text:p>
        <text:p text:style-name="P5"/>
        <table:table table:name="Table1" table:style-name="Table1">
          <table:table-column table:style-name="Table1.col1"/>
          <table:table-column table:style-name="Table1.col2"/>
          <table:table-column table:style-name="Table1.col3"/>
          <table:table-row>
            <table:table-cell table:style-name="Table1_col1_row1">
              <text:p text:style-name="P5">Principe</text:p>
            </table:table-cell>
            <table:table-cell table:style-name="Table1_col2_row1">
              <text:p text:style-name="P6">Avantages</text:p>
            </table:table-cell>
            <table:table-cell table:style-name="Table1_col3_row1">
              <text:p text:style-name="P5">Inconvénients</text:p>
            </table:table-cell>
          </table:table-row>
          <table:table-row>
            <table:table-cell table:style-name="Table1_col1_row2">
              <text:p text:style-name="P6"> Carte matérielle</text:p>
            </table:table-cell>
            <table:table-cell table:style-name="Table1_col2_row2">
              <text:p text:style-name="P5">-Vue globale et rapide du plan d'eau.</text:p>
            </table:table-cell>
            <table:table-cell table:style-name="Table1_col3_row2">
              <text:p text:style-name="P6">-Besoin de matériel adapté</text:p>
              <text:p text:style-name="P5">-Prix</text:p>
              <text:p text:style-name="P5">-Besoin d'une échelle adaptée à la taille du plan d'eau</text:p>
              <text:p text:style-name="P5">-L'objet serait sûrement trop petit pour être précis</text:p>
              <text:p text:style-name="P5">-Temps de réalisation</text:p>
            </table:table-cell>
          </table:table-row>
          <table:table-row>
            <table:table-cell table:style-name="Table1_col1_row3">
              <text:p text:style-name="P5">Carte virtuelle</text:p>
            </table:table-cell>
            <table:table-cell table:style-name="Table1_col2_row3">
              <text:p text:style-name="P6">-Aucun coût</text:p>
              <text:p text:style-name="P5">-Rendu rapide </text:p>
              <text:p text:style-name="P5">-Possibilité de travailler sur le rendu et donc d'être plus précis</text:p>
            </table:table-cell>
            <table:table-cell table:style-name="Table1_col3_row3">
              <text:p text:style-name="P5">-Obligation d'avoir du matériel informatique</text:p>
              <text:p text:style-name="P5"/>
            </table:table-cell>
          </table:table-row>
        </table:table>
        <text:p text:style-name="P5"/>
        <text:p text:style-name="P5">Choix du groupe : La carte virtuelle est une bien meilleur solution etant donnée les nombreux avantages données par cette dernière. Elle permettra d'avoir une vue global de la carte comme une vue précise ( zoomer ). De plus ce choix permet de visée un public très large car juste un ordinateur est nécessaire, même de très faible puissance.</text:p>
        <text:p text:style-name="P5"/>
        <text:p text:style-name="P4">Fonctionnalité du logiciel : </text:p>
        <text:p text:style-name="P4"/>
        <text:p text:style-name="P5">Le logiciel devra ouvrir le fichier .csv afin de lire les points.</text:p>
        <text:p text:style-name="P5">Afficher la carte en 3D depuis les points.</text:p>
        <text:p text:style-name="P5">Gérer le clavier et la souris afin de pouvoir se déplacer de l'environnement 3D, ainsi que zoomer et dezoomer.</text:p>
        <text:p text:style-name="P5"/>
        <text:p text:style-name="P4">Choix du langage de programmation :</text:p>
        <text:p text:style-name="P4"/>
        <text:p text:style-name="P5"/>
        <text:p text:style-name="P7">Il n'y a aucun logicielle permettant de crée une carte 3D avec un nuage de point comme celui que l'on va me fornir via format *.csv, je vais donc crée en logicielle. J'ai le choix entre le langage C++ et le JAVA, les deux étant multi-platforme, les deux choix sont possibles je vais me diriger vers le C++ car j'en ai une meilleur maitrise et il est globalement plus rapide de plus <text:s/>il est reconnu de base par les ordinateurs ( pour lire un exécutable java il faut <text:s/>installer un petit logicielle contrairement au C++) .</text:p>
        <text:p text:style-name="P4"/>
        <text:p text:style-name="P4">Choix du la bibliothèque :</text:p>
        <text:p text:style-name="P4"/>
        <text:p text:style-name="P5">Concevoir un programme en 3D de A a Z, est inconcevable vu le temps que l'on nous a attribuer et il n'y a aucun intérêt a recrée quelque chose qui marche déjà très bien, je vais donc utiliser deux librairie, une pour le fenêtrage et une autre pour l'affichage en 3D.</text:p>
        <text:p text:style-name="P4"/>
        <text:list text:style-name="L1">
          <text:list-item>
            <text:p text:style-name="P8">Fentrage<text:line-break/></text:p>
          </text:list-item>
        </text:list>
        <table:table table:name="Table2" table:style-name="Table2">
          <table:table-column table:style-name="Table2.col1"/>
          <table:table-column table:style-name="Table2.col2"/>
          <table:table-column table:style-name="Table2.col3"/>
          <table:table-row>
            <table:table-cell table:style-name="Table2_col1_row1">
              <text:p text:style-name="P9"><text:span text:style-name="T1">Librairie</text:span></text:p>
            </table:table-cell>
            <table:table-cell table:style-name="Table2_col2_row1">
              <text:p text:style-name="P9"><text:span text:style-name="T1">Avantage</text:span></text:p>
            </table:table-cell>
            <table:table-cell table:style-name="Table2_col3_row1">
              <text:p text:style-name="P9"><text:span text:style-name="T1">Inconvenient</text:span></text:p>
            </table:table-cell>
          </table:table-row>
          <table:table-row>
            <table:table-cell table:style-name="Table2_col1_row2">
              <text:p text:style-name="P9"><text:span text:style-name="T1">SDL</text:span></text:p>
            </table:table-cell>
            <table:table-cell table:style-name="Table2_col2_row2">
              <text:p text:style-name="P9"><text:span text:style-name="T1">Le + rapide.</text:span></text:p>
            </table:table-cell>
            <table:table-cell table:style-name="Table2_col3_row2">
              <text:p text:style-name="P9"><text:span text:style-name="T1">Ecrit en C.</text:span></text:p>
              <text:p text:style-name="P10"><text:span text:style-name="T1">Pas de gestion des erreurs.</text:span></text:p>
              <text:p text:style-name="P10"><text:span text:style-name="T1">Bas niveau. (difficulté élever)</text:span></text:p>
            </table:table-cell>
          </table:table-row>
          <table:table-row>
            <table:table-cell table:style-name="Table2_col1_row3">
              <text:p text:style-name="P9"><text:span text:style-name="T1">SFML</text:span></text:p>
            </table:table-cell>
            <table:table-cell table:style-name="Table2_col2_row3">
              <text:p text:style-name="P9"><text:span text:style-name="T1">Écrit en C++.</text:span></text:p>
              <text:p text:style-name="P10"><text:span text:style-name="T1">Permet la gestion avancer d'option graphique 3D.</text:span></text:p>
              <text:p text:style-name="P10"><text:span text:style-name="T1">Gestion clavier simple.</text:span></text:p>
            </table:table-cell>
            <table:table-cell table:style-name="Table2_col3_row3">
              <text:p text:style-name="P9"><text:span text:style-name="T1">Lent.</text:span></text:p>
              <text:p text:style-name="P10"/>
            </table:table-cell>
          </table:table-row>
          <table:table-row>
            <table:table-cell table:style-name="Table2_col1_row4">
              <text:p text:style-name="P9"><text:span text:style-name="T1">QT</text:span></text:p>
            </table:table-cell>
            <table:table-cell table:style-name="Table2_col2_row4">
              <text:p text:style-name="P9"><text:span text:style-name="T1">Permet des crée des fenêtre avec « fichier » « option » qui faciliterai la mise en place des options.</text:span></text:p>
              <text:p text:style-name="P10"><text:span text:style-name="T1">Écrit en C++</text:span></text:p>
            </table:table-cell>
            <table:table-cell table:style-name="Table2_col3_row4">
              <text:p text:style-name="P9"><text:span text:style-name="T1">Lent</text:span></text:p>
              <text:p text:style-name="P10"><text:span text:style-name="T1">Pas crée pour héberger de la 3D.</text:span></text:p>
              <text:p text:style-name="P10"><text:span text:style-name="T1">Très peu d'option 3D.</text:span></text:p>
            </table:table-cell>
          </table:table-row>
        </table:table>
        <text:p text:style-name="P11"/>
        <text:p text:style-name="P11"/>
        <text:p text:style-name="P7"><text:span text:style-name="T1"/><text:span text:style-name="T2">Choix personnelle : La bibliothèque SDL est écrit en C, ce qui m'obligerai a crée une classe supplémentaire pour pouvoir gérer le clavier et les options d'affichages, les différence de rapidité entre les bibliothèque sont négligeable, car de toute maniere l'utilisateur ne se rendra pas compte du délaie entre l'appuie de la touche et la réaction a l'écran. La bibliothèque SDL est donc éliminer. La bibliothèque SFML est bien plus adapter au rendu 3D, elle permet de gere facilement le framerate ( images par seconde ) , et l'antialiasing (lisage des lignes a l'écran, évite l'effet pixeliser), mais Qt permettrai d'afficher des option directement a l'écran en haut de la fenêtre, mais le nombre d'option étant assez limiter je vais me tourner vers SFML, dans ce cas si le besoin est, rien ne m'empêchera de créé un programme pour configurer les options avant l'affichage de la carte.</text:span></text:p>
        <text:p text:style-name="P12"/>
        <text:p text:style-name="P12"/>
        <text:list text:style-name="L2">
          <text:list-item>
            <text:p text:style-name="P13"><text:span text:style-name="T1">Affichage 3D.<text:line-break/></text:span></text:p>
          </text:list-item>
        </text:list>
        <table:table table:name="Table3" table:style-name="Table3">
          <table:table-column table:style-name="Table3.col1"/>
          <table:table-column table:style-name="Table3.col2"/>
          <table:table-column table:style-name="Table3.col3"/>
          <table:table-row>
            <table:table-cell table:style-name="Table3_col1_row1">
              <text:p text:style-name="P9"><text:span text:style-name="T1">Librairie</text:span></text:p>
            </table:table-cell>
            <table:table-cell table:style-name="Table3_col2_row1">
              <text:p text:style-name="P9"><text:span text:style-name="T1">Avantage</text:span></text:p>
            </table:table-cell>
            <table:table-cell table:style-name="Table3_col3_row1">
              <text:p text:style-name="P9"><text:span text:style-name="T1">Inconvénient</text:span></text:p>
            </table:table-cell>
          </table:table-row>
          <table:table-row>
            <table:table-cell table:style-name="Table3_col1_row2">
              <text:p text:style-name="P9"><text:span text:style-name="T1">Open GL</text:span></text:p>
            </table:table-cell>
            <table:table-cell table:style-name="Table3_col2_row2">
              <text:p text:style-name="P10"><text:span text:style-name="T1">Gratuit</text:span></text:p>
              <text:p text:style-name="P10"><text:span text:style-name="T1">Multi-plateforme</text:span></text:p>
              <text:p text:style-name="P10"><text:span text:style-name="T1">Rapide</text:span></text:p>
              <text:p text:style-name="P10"><text:span text:style-name="T1">Beaucoup de documentation.</text:span></text:p>
            </table:table-cell>
            <table:table-cell table:style-name="Table3_col3_row2">
              <text:p text:style-name="P9"><text:span text:style-name="T1">Tres bas niveau.</text:span></text:p>
            </table:table-cell>
          </table:table-row>
          <table:table-row>
            <table:table-cell table:style-name="Table3_col1_row3">
              <text:p text:style-name="P9"><text:span text:style-name="T1">Direct X 9</text:span></text:p>
            </table:table-cell>
            <table:table-cell table:style-name="Table3_col2_row3">
              <text:p text:style-name="P9"><text:span text:style-name="T1">Gestion clavier</text:span></text:p>
              <text:p text:style-name="P10"><text:span text:style-name="T1">Rapide</text:span></text:p>
            </table:table-cell>
            <table:table-cell table:style-name="Table3_col3_row3">
              <text:p text:style-name="P9"><text:span text:style-name="T1">Bas niveau.</text:span></text:p>
              <text:p text:style-name="P10"><text:span text:style-name="T1">Disponible uniquement sur Windows.</text:span></text:p>
              <text:p text:style-name="P10"><text:span text:style-name="T1">Documentation difficilement accessible.</text:span></text:p>
            </table:table-cell>
          </table:table-row>
          <table:table-row>
            <table:table-cell table:style-name="Table3_col1_row4">
              <text:p text:style-name="P9"><text:span text:style-name="T1">OGRE</text:span></text:p>
            </table:table-cell>
            <table:table-cell table:style-name="Table3_col2_row4">
              <text:p text:style-name="P9"><text:span text:style-name="T1">Gratuit </text:span></text:p>
              <text:p text:style-name="P10"><text:span text:style-name="T1">Multiplate-forme</text:span></text:p>
              <text:p text:style-name="P10"><text:span text:style-name="T1">Basé sur OpenGL.</text:span></text:p>
              <text:p text:style-name="P10"><text:span text:style-name="T1">Haut niveau</text:span></text:p>
              <text:p text:style-name="P10"/>
            </table:table-cell>
            <table:table-cell table:style-name="Table3_col3_row4">
              <text:p text:style-name="P9"><text:span text:style-name="T1">Documentation difficilement accessible.</text:span></text:p>
              <text:p text:style-name="P10"><text:span text:style-name="T1">Terrain géré trop automatiquement.</text:span></text:p>
              <text:p text:style-name="P10"><text:span text:style-name="T1"> </text:span></text:p>
            </table:table-cell>
          </table:table-row>
        </table:table>
        <text:p text:style-name="P12"/>
        <text:p text:style-name="P11"><text:span text:style-name="T1">Choix personnelle :</text:span></text:p>
        <text:p text:style-name="P11"/>
        <text:p text:style-name="P11"><text:span text:style-name="T2">Ogre est une bibliothèque 3D très puissante, mais étant donnée que notre travail se résume 'juste' a crée un terrain, pour éviter d'avoir a utiliser une bibliothèque trop puissante pour notre besoin j'ai éliminer ce choix. Open Gl est un bibliothèque qui permet des gérer des point un par un en 3D, ce qui la rend particulièrement adapter à notre besoin, Direct x fait la même chose, mais il n'est pas multi-plateforme, qui qui est handicapant pour les utilisateur de Linux et Mac. Mon choix se porte donc sur OpenG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1.251cm"/>
    </style:default-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ontents-2" style:display-name="Contents 2" style:parent-style-name="Normal" style:next-style-name="Normal">
      <style:paragraph-properties fo:text-indent="-0.300000in" fo:margin-left="1.000000in"/>
    </style:style>
    <style:style style:family="paragraph" style:name="Contents-4" style:display-name="Contents 4" style:parent-style-name="Normal" style:next-style-name="Normal">
      <style:paragraph-properties fo:text-indent="-0.300000in" fo:margin-left="2.000000in"/>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margin-top="0cm" fo:margin-bottom="0.212cm"/>
    </style:style>
    <style:style style:family="paragraph" style:name="Normal" style:display-name="Normal">
      <style:paragraph-properties style:writing-mode="lr"/>
      <style:text-properties style:font-name="Times New Roman" fo:font-size="12pt" fo:language="fr" fo:country="FR"/>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2014-11-03T15:53:35.34</meta:creation-date>
    <dc:date>Mon Jan 26 16:32:46 2015
</dc:date>
  </office:meta>
</office:document-meta>
</file>